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02in" fo:break-before="auto" style:use-optimal-row-height="true"/>
    </style:style>
    <style:style style:name="ro7" style:family="table-row">
      <style:table-row-properties style:row-height="0.5102in" fo:break-before="auto" style:use-optimal-row-height="true"/>
    </style:style>
    <style:style style:name="ro8" style:family="table-row">
      <style:table-row-properties style:row-height="0.3465in" fo:break-before="auto" style:use-optimal-row-height="true"/>
    </style:style>
    <style:style style:name="ro9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1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2" table:number-columns-repeated="240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9"/>
          <table:table-cell table:style-name="ce18"/>
          <table:table-cell table:style-name="ce21" table:number-columns-repeated="243"/>
          <table:table-cell table:number-columns-repeated="767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High Peek</text:p>
          </table:table-cell>
          <table:table-cell table:style-name="ce22" table:number-columns-repeated="243"/>
          <table:table-cell table:style-name="ce23" table:number-columns-repeated="767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0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orc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drake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corrupted human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5"/>
          <table:table-cell office:value-type="string">
            <text:p>golems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undeads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Pride</text:p>
          </table:table-cell>
          <table:table-cell office:value-type="string">
            <text:p>Alatar &amp; Pallando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/>
          <table:table-cell office:value-type="string">
            <text:p>Essence of Life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 office:value-type="string">
            <text:p>10 egos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9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/>
          <table:table-cell table:style-name="ce31"/>
          <table:table-cell table:style-name="ce28" table:number-columns-repeated="1010"/>
        </table:table-row>
        <table:table-row table:style-name="ro7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31"/>
          <table:table-cell table:style-name="ce28" table:number-columns-repeated="1010"/>
        </table:table-row>
        <table:table-row table:style-name="ro1" table:number-rows-repeated="9">
          <table:table-cell table:style-name="ce25"/>
          <table:table-cell table:style-name="ce28" table:number-columns-repeated="12"/>
          <table:table-cell table:style-name="ce31"/>
          <table:table-cell table:style-name="ce28" table:number-columns-repeated="1010"/>
        </table:table-row>
        <table:table-row table:style-name="ro1" table:number-rows-repeated="8">
          <table:table-cell/>
          <table:table-cell table:style-name="ce28" table:number-columns-repeated="12"/>
          <table:table-cell table:style-name="ce31"/>
          <table:table-cell table:style-name="ce28"/>
          <table:table-cell table:number-columns-repeated="1009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did </text:span><text:span text:style-name="T1">not want to see the « true » </text:span><text:span text:style-name="T1">magic of the Istari be </text:span><text:span text:style-name="T1">forgotten.</text:span></text:p>
            <text:p><text:span text:style-name="T1">It is said Gandalf secretly </text:span><text:span text:style-name="T1">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8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07/30/2010</text:date>, <text:time>01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7-30T01:14:42</dc:date>
    <dc:language>fr-FR</dc:language>
    <meta:editing-cycles>110</meta:editing-cycles>
    <meta:editing-duration>PT103H31M58S</meta:editing-duration>
    <meta:document-statistic meta:table-count="3" meta:cell-count="296" meta:object-count="0"/>
    <meta:user-defined meta:name="Info 1"/>
    <meta:user-defined meta:name="Info 2"/>
    <meta:user-defined meta:name="Info 3"/>
    <meta:user-defined meta:name="Info 4"/>
  </office:meta>
</office:document-meta>
</file>